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30e7" officeooo:paragraph-rsid="000d30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loading Smartphone Computing on Cloud to Save battery Powernce in Diversity </text:p>
      <text:p text:style-name="P1"/>
      <text:p text:style-name="P1">Smartphones have become the primary computing platform for masses. Longer battery lifetime is the most desired feature of smartphones today.</text:p>
      <text:p text:style-name="P1">Research shows that many applications are too computation intensive and if offloaded on the cloud then can actually save battery power.</text:p>
      <text:p text:style-name="P1">For such a system to work we need a mechanism which can decide when computing can be most beneficial if offloaded. In this research work I have presented an Offloading Decision engine which will consider the ‘contextual information’ of the user such as bandwidth, Data requirement of the application, CPU instance etc. to help the offloading decision process.</text:p>
      <text:p text:style-name="P1"/>
      <text:p text:style-name="P1"/>
      <text:p text:style-name="P1"/>
      <text:p text:style-name="P1">Purpose: </text:p>
      <text:p text:style-name="P1">In my research I am working on an intuitive method to reduce the battery consumption of the smartphones with the help of cloud.</text:p>
      <text:p text:style-name="P1">Mobile cloud computing is arising as a prominent domain that is seeking to bring the massive advantages of the cloud to the resource constrained smartphones. Code offloading refers to a technique, in which resource intensive mobile components are identified and offloaded to remote processing in order save battery power of smartphone. Most of the prominent works in the domain have proposed solutions to overcome the issues related with deciding whether to offload or not to cloud. In this Poster I will demonstrate machine learning techniques that I am using to enrich the offloading decision process.</text:p>
      <text:p text:style-name="P1"/>
      <text:p text:style-name="P1">Description: </text:p>
      <text:p text:style-name="P1">Offloading is beneficial for the application where large amounts of computations are needed with relatively small amounts of communication with the cloud.</text:p>
      <text:p text:style-name="P1">In this project I have demonstrated some strategies which are mentioned below to enrich the offloading decision process with machine learning methods. The decision engine is the mechanism which takes the decision of offloading for the device depending upon ‘contextual’ information of the device such as the bandwidth. I am using following techniques:</text:p>
      <text:p text:style-name="P1">1. Fuzzy Logic</text:p>
      <text:p text:style-name="P1">2. Reinforcement Learning</text:p>
      <text:p text:style-name="P1">I have developed a simple Android smartphone application which uses Fuzzy Logic algorithm. I have also developed a code in Python to demonstrate the results of Reinforcement learning algorithm. I have used Linux platform for the implementation of these methods.</text:p>
      <text:p text:style-name="P1"/>
      <text:p text:style-name="P1">Results:</text:p>
      <text:p text:style-name="P1">The results show that these methods are promising and have a great potential to solve the smartphone battery problem while we deal with compute intensive applications. I have attached a Poster that I have created as a requirement of CS 545 machine learning course, you can see some interesting plots to which show the results.</text:p>
      <text:p text:style-name="P1"/>
      <text:p text:style-name="P1">Future directions:</text:p>
      <text:p text:style-name="P1">Machine learning techniques can be really useful for the smartphone applications. The offloading domain research can benefit from classification or reinforcement learning. I have demonstrated some ways with which we can enhance the offloading process with the help of an offloading engine which uses machine learning techniques. I found Reinforcement learning is very exciting and promising when used in intuitive situations such as the one which is presented in this project where we can save battery <text:soft-page-break/>power. </text:p>
      <text:p text:style-name="P1">The main obstacle while using machine learning for the smartphone devices can be to achieve real time processing for the dynamic applications. When the neural network needs a lot of processing to train itself at that time the smartphone-cloud coupling can prove useful as the device need not bother about big number of iterations, it can just offload the processing on cloud. This can be taken up as a future work to my current research.</text:p>
      <text:p text:style-name="P1"/>
      <text:p text:style-name="P1"/>
      <text:p text:style-name="P1">I will need a wall space to put my Po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18:58:52.395599468</meta:creation-date>
    <dc:date>2015-01-09T19:15:29.424979586</dc:date>
    <meta:editing-duration>PT1M26S</meta:editing-duration>
    <meta:editing-cycles>1</meta:editing-cycles>
    <meta:document-statistic meta:table-count="0" meta:image-count="0" meta:object-count="0" meta:page-count="2" meta:paragraph-count="19" meta:word-count="571" meta:character-count="3610" meta:non-whitespace-character-count="3054"/>
    <meta:generator>LibreOffice/4.2.7.2$Linux_X86_64 LibreOffice_project/420m0$Build-2</meta:generator>
  </office:meta>
</office:document-meta>
</file>